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weight="bold" officeooo:rsid="000f02ab" officeooo:paragraph-rsid="000f02ab" style:font-weight-asian="bold" style:font-weight-complex="bold"/>
    </style:style>
    <style:style style:name="P2" style:family="paragraph" style:parent-style-name="Header">
      <style:text-properties fo:color="#c9211e" loext:opacity="100%" fo:font-weight="bold" officeooo:rsid="00105b7e" officeooo:paragraph-rsid="00105b7e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top="0.1654in" fo:margin-bottom="0.1374in" style:writing-mode="lr-tb"/>
    </style:style>
    <style:style style:name="P7" style:family="paragraph">
      <style:paragraph-properties fo:margin-top="0.1654in" fo:margin-bottom="0.1374in" style:writing-mode="lr-tb"/>
      <style:text-properties fo:font-size="10pt" style:font-size-asian="10pt" style:font-size-complex="10pt"/>
    </style:style>
    <style:style style:name="P8" style:family="paragraph">
      <style:paragraph-properties style:writing-mode="lr-tb"/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gr1" style:family="graphic">
      <style:graphic-properties draw:stroke="none" draw:fill="none" draw:fill-color="#ffffff" fo:min-height="0.22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="none" draw:fill-color="#ffffff" fo:min-height="0.274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4898in" fo:min-width="0.625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5299in" fo:min-width="2.0717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6457in" fo:min-width="1.354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7291in" fo:min-width="1.18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6075in" fo:min-width="1.4165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6181in" fo:min-width="1.43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6283in" fo:min-width="1.656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348in" fo:min-width="0.690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6945in" fo:min-width="1.137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6055in" fo:min-width="1.036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2327in" fo:min-width="1.300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2" draw:style-name="gr14" draw:text-style-name="P4" svg:width="1.4413in" svg:height="0.3287in" svg:x="1.9161in" svg:y="0.0437in"><text:p text:style-name="P4"><text:s text:c="11"/>start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" draw:name="Shape 1" draw:style-name="gr13" draw:text-style-name="P8" svg:width="1.7016in" svg:height="0.6051in" svg:x="1.7909in" svg:y="0.7618in"><text:p text:style-name="P4"><text:span text:style-name="T2">Taking user input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" draw:name="Shape 4" draw:style-name="gr12" draw:text-style-name="P4" svg:width="1.8685in" svg:height="0.6941in" svg:x="1.6346in" svg:y="1.8035in"><text:p text:style-name="P4">Display menu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" draw:name="Shape 5" draw:style-name="gr11" draw:text-style-name="P8" svg:width="1.3795in" svg:height="0.6953in" svg:x="1.8535in" svg:y="3.0638in"><text:p text:style-name="P4"><text:span text:style-name="T2">Choice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" draw:name="Shape 6" draw:style-name="gr10" draw:text-style-name="P7" svg:width="1.6567in" svg:height="0.6287in" svg:x="5.2217in" svg:y="4.9075in"><text:p text:style-name="P6"><text:span text:style-name="T1"><text:s text:c="2"/></text:span><text:span text:style-name="T1">printf("Invalid choice\n") 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name="Shape 7" draw:style-name="gr6" draw:text-style-name="P7" svg:width="1.3543in" svg:height="0.6461in" svg:x="0.5965in" svg:y="4.9217in"><text:p text:style-name="P6"><text:span text:style-name="T1">data = clearBit(data, 4 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name="Shape 8" draw:style-name="gr9" draw:text-style-name="P7" svg:width="1.4378in" svg:height="0.6185in" svg:x="2.1173in" svg:y="4.939in"><text:p text:style-name="P6"><text:span text:style-name="T1">data = toggleBit(data, 4) 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name="Shape 9" draw:style-name="gr8" draw:text-style-name="P7" svg:width="1.4169in" svg:height="0.6079in" svg:x="3.7008in" svg:y="4.939in"><text:p text:style-name="P6"><text:span text:style-name="T1">data = nibbleSwap(data) 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name="Shape 10" draw:style-name="gr7" draw:text-style-name="P7" svg:width="1.1878in" svg:height="0.7295in" svg:x="-0.7783in" svg:y="4.9008in"><text:p text:style-name="P6"><text:span text:style-name="T1">data = setBit(data, 4) 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9" draw:name="Shape 11" draw:style-name="gr6" draw:text-style-name="P7" svg:width="1.3543in" svg:height="0.6461in" svg:x="0.5965in" svg:y="4.9217in"><text:p text:style-name="P6"><text:span text:style-name="T1">data = clearBit(data, 4 )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name="Shape 12" draw:style-name="gr5" draw:text-style-name="P7" svg:width="2.1287in" svg:height="0.587in" svg:x="0.9472in" svg:y="6.6472in"><text:p text:style-name="P6"><text:span text:style-name="T1"><text:s text:c="2"/></text:span><text:span text:style-name="T1">printf("Updated data: %X\n", data) </text:span></text:p>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<draw:equation draw:name="f0" draw:formula="left+3600"/><draw:equation draw:name="f1" draw:formula="right-3600"/><draw:equation draw:name="f2" draw:formula="top+3600"/><draw:equation draw:name="f3" draw:formula="bottom-3600"/><draw:equation draw:name="f4" draw:formula="left+1054"/><draw:equation draw:name="f5" draw:formula="right-1054"/><draw:equation draw:name="f6" draw:formula="top+1054"/><draw:equation draw:name="f7" draw:formula="bottom-1054"/></draw:enhanced-geometry></draw:custom-shape><draw:line text:anchor-type="paragraph" draw:z-index="11" draw:name="Line 1" draw:style-name="gr4" draw:text-style-name="P5" svg:x1="2.5547in" svg:y1="0.372in" svg:x2="2.565in" svg:y2="0.7618in"><text:p/></draw:line><draw:line text:anchor-type="paragraph" draw:z-index="12" draw:name="Vertical line 1" draw:style-name="gr4" draw:text-style-name="P5" svg:x1="2.5547in" svg:y1="1.4571in" svg:x2="2.5547in" svg:y2="1.8035in"><text:p/></draw:line><draw:line text:anchor-type="paragraph" draw:z-index="13" draw:name="Line 2" draw:style-name="gr4" draw:text-style-name="P5" svg:x1="2.5134in" svg:y1="2.4972in" svg:x2="2.5445in" svg:y2="3.0638in"><text:p/></draw:line><draw:line text:anchor-type="paragraph" draw:z-index="14" draw:name="Line 3" draw:style-name="gr4" draw:text-style-name="P5" svg:x1="2.1484in" svg:y1="3.5362in" svg:x2="-0.4244in" svg:y2="4.9008in"><text:p/></draw:line><draw:line text:anchor-type="paragraph" draw:z-index="15" draw:name="Line 4" draw:style-name="gr4" draw:text-style-name="P5" svg:x1="2.4091in" svg:y1="3.6717in" svg:x2="1.1382in" svg:y2="4.9008in"><text:p/></draw:line><draw:line text:anchor-type="paragraph" draw:z-index="16" draw:name="Line 5" draw:style-name="gr4" draw:text-style-name="P5" svg:x1="2.5547in" svg:y1="3.7591in" svg:x2="2.5858in" svg:y2="4.939in"><text:p/></draw:line><draw:line text:anchor-type="paragraph" draw:z-index="17" draw:name="Line 6" draw:style-name="gr4" draw:text-style-name="P5" svg:x1="2.8465in" svg:y1="3.5984in" svg:x2="4.263in" svg:y2="4.9386in"><text:p/></draw:line><draw:line text:anchor-type="paragraph" draw:z-index="18" draw:name="Line 7" draw:style-name="gr4" draw:text-style-name="P5" svg:x1="3.1484in" svg:y1="3.5047in" svg:x2="5.8465in" svg:y2="4.9075in"><text:p/></draw:line><draw:line text:anchor-type="paragraph" draw:z-index="19" draw:name="Line 8" draw:style-name="gr4" draw:text-style-name="P5" svg:x1="-0.0701in" svg:y1="5.6299in" svg:x2="1.2425in" svg:y2="6.6472in"><text:p/></draw:line><draw:line text:anchor-type="paragraph" draw:z-index="20" draw:name="Line 9" draw:style-name="gr4" draw:text-style-name="P5" svg:x1="1.4091in" svg:y1="5.5673in" svg:x2="1.4508in" svg:y2="6.6472in"><text:p/></draw:line><draw:line text:anchor-type="paragraph" draw:z-index="21" draw:name="Line 10" draw:style-name="gr4" draw:text-style-name="P5" svg:x1="2.6799in" svg:y1="5.5571in" svg:x2="1.6902in" svg:y2="6.6472in"><text:p/></draw:line><draw:line text:anchor-type="paragraph" draw:z-index="22" draw:name="Line 11" draw:style-name="gr4" draw:text-style-name="P5" svg:x1="4.128in" svg:y1="5.5465in" svg:x2="2.2217in" svg:y2="6.6472in"><text:p/></draw:line><draw:line text:anchor-type="paragraph" draw:z-index="23" draw:name="Line 12" draw:style-name="gr4" draw:text-style-name="P5" svg:x1="1.5339in" svg:y1="7.2339in" svg:x2="1.5236in" svg:y2="7.661in"><text:p/></draw:line><draw:line text:anchor-type="paragraph" draw:z-index="24" draw:name="Line 13" draw:style-name="gr4" draw:text-style-name="P5" svg:x1="6.0339in" svg:y1="5.5362in" svg:x2="6.0441in" svg:y2="6.0673in"><text:p/></draw:line><draw:custom-shape text:anchor-type="paragraph" draw:z-index="25" draw:name="Shape 3" draw:style-name="gr3" draw:text-style-name="P4" svg:width="0.6941in" svg:height="0.6941in" svg:x="1.1764in" svg:y="7.6575in"><text:p text:style-name="P4"><text:s text:c="6"/>0 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26" draw:name="Shape 13" draw:style-name="gr3" draw:text-style-name="P4" svg:width="0.6941in" svg:height="0.6941in" svg:x="5.7492in" svg:y="6.0638in"><text:p text:style-name="P4"><text:s text:c="6"/>1 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frame text:anchor-type="paragraph" draw:z-index="27" draw:name="Text Frame 1" draw:style-name="gr2" draw:text-style-name="P3" svg:width="0.1913in" svg:height="0.2748in" svg:x="0.7634in" svg:y="3.9291in"><draw:text-box><text:p>1</text:p></draw:text-box></draw:frame><draw:frame text:anchor-type="paragraph" draw:z-index="28" draw:name="Text Frame 2" draw:style-name="gr1" draw:text-style-name="P3" svg:width="0.1705in" svg:height="0.2224in" svg:x="1.4575in" svg:y="4.1965in"><draw:text-box><text:p>2</text:p></draw:text-box></draw:frame><draw:frame text:anchor-type="paragraph" draw:z-index="29" draw:name="Text Frame 3" draw:style-name="gr1" draw:text-style-name="P3" svg:width="0.1705in" svg:height="0.2224in" svg:x="2.3846in" svg:y="4.3528in"><draw:text-box><text:p>3</text:p></draw:text-box></draw:frame><draw:frame text:anchor-type="paragraph" draw:z-index="30" draw:name="Text Frame 4" draw:style-name="gr1" draw:text-style-name="P3" svg:width="0.1705in" svg:height="0.2224in" svg:x="3.3953in" svg:y="4.3008in"><draw:text-box><text:p>4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c9211e" loext:opacity="100%" fo:font-weight="bold" officeooo:rsid="00105b7e" officeooo:paragraph-rsid="00105b7e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sign :- 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6:38:05.844000000</meta:creation-date>
    <dc:date>2024-02-05T10:00:25.572000000</dc:date>
    <meta:editing-duration>P2DT17H12M18S</meta:editing-duration>
    <meta:editing-cycles>8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1" meta:word-count="2" meta:character-count="10" meta:non-whitespace-character-count="8"/>
  </office:meta>
</office:document-meta>
</file>